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98647_6B_II_results" table:style-name="ta1">
        <table:shapes>
          <draw:frame draw:z-index="0" draw:style-name="gr1" draw:text-style-name="P1" svg:width="6.2953in" svg:height="3.5453in" svg:x="2.102in" svg:y="0.2091in">
            <draw:object draw:notify-on-update-of-ranges="f98647_6B_II_results.A2:f98647_6B_II_results.A2 f98647_6B_II_results.A3:f98647_6B_II_results.A6 f98647_6B_II_results.B2:f98647_6B_II_results.B2 f98647_6B_II_results.B3:f98647_6B_II_results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Време</text:p>
          </table:table-cell>
          <table:table-cell office:value-type="string" calcext:value-type="string">
            <text:p>Дискове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15044" calcext:value-type="float">
            <text:p>0.0150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46915" calcext:value-type="float">
            <text:p>0.469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.3477" calcext:value-type="float">
            <text:p>16.34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Време</text:p>
          </table:table-cell>
          <table:table-cell office:value-type="string" calcext:value-type="string">
            <text:p>Дисков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2T18:27:29.516602473</dc:date>
    <meta:editing-duration>PT9M4S</meta:editing-duration>
    <meta:editing-cycles>1</meta:editing-cycles>
    <meta:document-statistic meta:table-count="1" meta:cell-count="12" meta:object-count="1"/>
    <meta:generator>LibreOffice/6.4.4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style-name="ch1">
        <chart:legend chart:legend-position="end" svg:x="13.913cm" svg:y="3.955cm" style:legend-expansion="high" chart:style-name="ch2"/>
        <chart:plot-area chart:style-name="ch3" table:cell-range-address="f98647_6B_II_results.A2:f98647_6B_II_results.B6" chart:data-source-has-labels="row" svg:x="1.15cm" svg:y="0.433cm" svg:width="13.244cm" svg:height="8.61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62cm" svg:y="0.433cm" svg:width="11.732cm" svg:height="7.96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axis chart:dimension="z" chart:name="primary-z" chart:style-name="ch4"/>
          <chart:series chart:attached-axis="primary-y" chart:style-name="ch8" chart:values-cell-range-address="f98647_6B_II_results.A3:f98647_6B_II_results.A6" chart:label-cell-address="f98647_6B_II_results.A2:f98647_6B_II_results.A2" chart:class="chart:bar">
            <chart:data-point chart:repeated="4"/>
          </chart:series>
          <chart:series chart:attached-axis="secondary-y" chart:style-name="ch9" chart:values-cell-range-address="f98647_6B_II_results.B3:f98647_6B_II_results.B6" chart:label-cell-address="f98647_6B_II_results.B2:f98647_6B_II_results.B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е</text:p>
                <draw:g>
                  <svg:desc>f98647_6B_II_results.A2:f98647_6B_II_results.A2</svg:desc>
                </draw:g>
              </table:table-cell>
              <table:table-cell office:value-type="string">
                <text:p>Дискове</text:p>
                <draw:g>
                  <svg:desc>f98647_6B_II_results.B2:f98647_6B_II_result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9">
                <text:p>0.00049</text:p>
                <draw:g>
                  <svg:desc>f98647_6B_II_results.A3:f98647_6B_II_results.A6</svg:desc>
                </draw:g>
              </table:table-cell>
              <table:table-cell office:value-type="float" office:value="15">
                <text:p>15</text:p>
                <draw:g>
                  <svg:desc>f98647_6B_II_results.B3:f98647_6B_II_results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044">
                <text:p>0.0150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915">
                <text:p>0.469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3477">
                <text:p>16.3477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